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ViewBean.setWithView2( String withView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setWithoutView( String without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getWithView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setWithView1( String withView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getWithou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getWithView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